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4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style:font-family-generic="modern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9.286875cm"/>
    </style:style>
    <style:style style:name="co11" style:family="table-column">
      <style:table-column-properties fo:break-before="auto" style:column-width="3.38666666666667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14.65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ut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ruta</text:p>
          </table:table-cell>
          <table:table-cell office:value-type="string" table:style-name="ce1">
            <text:p>Metodo</text:p>
          </table:table-cell>
          <table:table-cell office:value-type="string" table:style-name="ce1">
            <text:p>Controlador</text:p>
          </table:table-cell>
          <table:table-cell office:value-type="string" table:style-name="ce1">
            <text:p>accion</text:p>
          </table:table-cell>
          <table:table-cell office:value-type="string" table:style-name="ce1">
            <text:p>ruta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loging</text:p>
          </table:table-cell>
          <table:table-cell office:value-type="string" table:style-name="ce1">
            <text:p>permission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otifica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otifica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notif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tifica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otifica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notif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2">
            <text:p>navegador/unidad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1">
            <text:p>arbolUnidad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2">
            <text:p>navegador/grupounidad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8">
            <text:p>arbolgrupoUnidad</text:p>
          </table:table-cell>
          <table:table-cell office:value-type="string" table:style-name="ce3">
            <text:p><text:s/>'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2">
            <text:p>navegador/peog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1">
            <text:p>arbolPeog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style-name="ce1"/>
          <table:table-cell table:style-name="ce4"/>
          <table:table-cell table:number-columns-repeated="16373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2">
            <text:p>navegador/report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1">
            <text:p>arbolReporte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2">
            <text:p>navegador/mantt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1">
            <text:p>arbolMantto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2">
            <text:p>navegador/cajachica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1">
            <text:p>arbolCajaChica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2">
            <text:p>navegador/notifica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Navegador</text:p>
          </table:table-cell>
          <table:table-cell office:value-type="string" table:style-name="ce1">
            <text:p>arbolNotifica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MISO_2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5">
            <text:p>reporte/ve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porte</text:p>
          </table:table-cell>
          <table:table-cell office:value-type="string" table:style-name="ce5">
            <text:p>ver</text:p>
          </table:table-cell>
          <table:table-cell office:value-type="string" table:style-name="ce5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5">
            <text:p>reporte/veri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porte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5">
            <text:p>reporte/editari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porte</text:p>
          </table:table-cell>
          <table:table-cell office:value-type="string" table:style-name="ce3">
            <text:p>editari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5">
            <text:p>reporte/editari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Reporte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5">
            <text:p>reporte/adddatoreporte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5">
            <text:p>addDatoreporte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5">
            <text:p>reporte/deldatoreporte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delDatoreporte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5">
            <text:p>reporte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i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5">
            <text:p>reporte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string" table:style-name="ce5">
            <text:p>reporte/editardatoreport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porte</text:p>
          </table:table-cell>
          <table:table-cell office:value-type="string" table:style-name="ce5">
            <text:p>editarDatoreporte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5">
            <text:p>reporte/savedatoreporte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aveDatoreporte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5">
            <text:p>reporte/adddatoreporte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addDatoreportedoc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string" table:style-name="ce5">
            <text:p>reporte/deldatoreporte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5">
            <text:p>delDatoreporteDoc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string" table:style-name="ce5">
            <text:p>reporte/someterreporte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someterreporte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string" table:style-name="ce5">
            <text:p>reporte/addevent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addEvento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string" table:style-name="ce5">
            <text:p>reporte/delevent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delEvento</text:p>
          </table:table-cell>
          <table:table-cell office:value-type="string" table:style-name="ce1">
            <text:p>repo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string" table:style-name="ce5">
            <text:p>plantilla/ve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Plantilla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string" table:style-name="ce5">
            <text:p>plantilla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5">
            <text:p>plantilla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5">
            <text:p>plantilla/editar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5">
            <text:p>plantilla/adddatoplantilla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lantilla</text:p>
          </table:table-cell>
          <table:table-cell office:value-type="string" table:style-name="ce5">
            <text:p>addDatoplantilla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5">
            <text:p>plantilla/deldatoplantilla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delDatoplantilla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5">
            <text:p>plantilla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5">
            <text:p>plantilla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5">
            <text:p>plantilla/editardatoplantilla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lantilla</text:p>
          </table:table-cell>
          <table:table-cell office:value-type="string" table:style-name="ce5">
            <text:p>editarDatoplantilla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5">
            <text:p>plantilla/savedatoplantilla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lantilla</text:p>
          </table:table-cell>
          <table:table-cell office:value-type="string" table:style-name="ce5">
            <text:p>saveDatoplantilla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5">
            <text:p>libroacta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5">
            <text:p>libroacta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veri</text:p>
          </table:table-cell>
          <table:table-cell office:value-type="string" table:style-name="ce3">
            <text:p>libroac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5">
            <text:p>libroacta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5">
            <text:p>libroacta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5">
            <text:p>libroacta/addregistr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addRegistro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string" table:style-name="ce5">
            <text:p>libroacta/delregistr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delRegistro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string" table:style-name="ce5">
            <text:p>libroacta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string" table:style-name="ce5">
            <text:p>libroacta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string" table:style-name="ce5">
            <text:p>libroacta/editarregistr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LibroActa</text:p>
          </table:table-cell>
          <table:table-cell office:value-type="string" table:style-name="ce5">
            <text:p>editarRegistro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string" table:style-name="ce5">
            <text:p>libroacta/saveregistr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LibroActa</text:p>
          </table:table-cell>
          <table:table-cell office:value-type="string" table:style-name="ce5">
            <text:p>saveRegistro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string" table:style-name="ce5">
            <text:p>libroacta/addregistro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LibroActa</text:p>
          </table:table-cell>
          <table:table-cell office:value-type="string" table:style-name="ce5">
            <text:p>addRegistroDoc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string" table:style-name="ce5">
            <text:p>libroacta/delregistro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LibroActa</text:p>
          </table:table-cell>
          <table:table-cell office:value-type="string" table:style-name="ce5">
            <text:p>delRegistroDoc</text:p>
          </table:table-cell>
          <table:table-cell office:value-type="string" table:style-name="ce1">
            <text:p>libroa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string" table:style-name="ce5">
            <text:p>inventario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string" table:style-name="ce5">
            <text:p>inventario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string" table:style-name="ce5">
            <text:p>inventario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string" table:style-name="ce5">
            <text:p>inventario/editar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string" table:style-name="ce5">
            <text:p>inventario/addentradam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Inventario</text:p>
          </table:table-cell>
          <table:table-cell office:value-type="string" table:style-name="ce5">
            <text:p>addEntradam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string" table:style-name="ce5">
            <text:p>inventario/editentradam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editItem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string" table:style-name="ce5">
            <text:p>inventario/editentradam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saveEditItdm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4" table:style-name="ce9">
            <text:p>54</text:p>
          </table:table-cell>
          <table:table-cell office:value-type="string" table:style-name="ce5">
            <text:p>inventario/delentradam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delEntradam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string" table:style-name="ce5">
            <text:p>inventario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string" table:style-name="ce5">
            <text:p>inventario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invent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string" table:style-name="ce5">
            <text:p>cajachica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string" table:style-name="ce5">
            <text:p>cajachica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string" table:style-name="ce5">
            <text:p>cajachica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string" table:style-name="ce5">
            <text:p>cajachica/editar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string" table:style-name="ce5">
            <text:p>cajachica/addgast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addGasto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string" table:style-name="ce5">
            <text:p>cajachica/delgast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delGasto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string" table:style-name="ce5">
            <text:p>cajachica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string" table:style-name="ce5">
            <text:p>cajachica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Cajachica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cajaCha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4</text:p>
          </table:table-cell>
          <table:table-cell table:number-columns-repeated="16375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string" table:style-name="ce5">
            <text:p>doc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Documento</text:p>
          </table:table-cell>
          <table:table-cell office:value-type="string" table:style-name="ce1">
            <text:p>servir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?</text:p>
          </table:table-cell>
          <table:table-cell table:number-columns-repeated="16375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string" table:style-name="ce5">
            <text:p>doc/carg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Documento</text:p>
          </table:table-cell>
          <table:table-cell office:value-type="string" table:style-name="ce1">
            <text:p>subir</text:p>
          </table:table-cell>
          <table:table-cell office:value-type="string" table:style-name="ce3">
            <text:p><text:s/>'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?</text:p>
          </table:table-cell>
          <table:table-cell table:number-columns-repeated="16375"/>
        </table:table-row>
        <table:table-row table:style-name="ro1">
          <table:table-cell office:value-type="float" office:value="67" table:style-name="ce9">
            <text:p>67</text:p>
          </table:table-cell>
          <table:table-cell office:value-type="string" table:style-name="ce5">
            <text:p>peog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string" table:style-name="ce5">
            <text:p>peog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string" table:style-name="ce5">
            <text:p>peog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string" table:style-name="ce5">
            <text:p>peog/editar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string" table:style-name="ce5">
            <text:p>peog/add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saveEditDoc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string" table:style-name="ce5">
            <text:p>peog/del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delDoc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73" table:style-name="ce9">
            <text:p>73</text:p>
          </table:table-cell>
          <table:table-cell office:value-type="string" table:style-name="ce5">
            <text:p>peog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string" table:style-name="ce5">
            <text:p>peog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pe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string" table:style-name="ce5">
            <text:p>mantto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string" table:style-name="ce5">
            <text:p>mantto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string" table:style-name="ce5">
            <text:p>mantto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string" table:style-name="ce5">
            <text:p>mantto/editar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string" table:style-name="ce5">
            <text:p>mantto/addunid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Unidad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string" table:style-name="ce5">
            <text:p>mantto/delunidad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Unidad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string" table:style-name="ce5">
            <text:p>mantto/delallunidad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AllUnidad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string" table:style-name="ce5">
            <text:p>mantto/addpeog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Peog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string" table:style-name="ce5">
            <text:p>mantto/delpeog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Peog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4" table:style-name="ce9">
            <text:p>84</text:p>
          </table:table-cell>
          <table:table-cell office:value-type="string" table:style-name="ce5">
            <text:p>mantto/addcalend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addNewCalend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string" table:style-name="ce5">
            <text:p>mantto/addevent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addNewEven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string" table:style-name="ce5">
            <text:p>mantto/delcalend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Calend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string" table:style-name="ce5">
            <text:p>mantto/add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Doc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string" table:style-name="ce5">
            <text:p>mantto/del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Doc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string" table:style-name="ce5">
            <text:p>mantto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string" table:style-name="ce5">
            <text:p>mantto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1" table:style-name="ce9">
            <text:p>91</text:p>
          </table:table-cell>
          <table:table-cell office:value-type="string" table:style-name="ce5">
            <text:p>mantto/editcal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editCal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2" table:style-name="ce9">
            <text:p>92</text:p>
          </table:table-cell>
          <table:table-cell office:value-type="string" table:style-name="ce5">
            <text:p>mantto/editcal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Calend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string" table:style-name="ce5">
            <text:p>mantto/editevent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editEven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string" table:style-name="ce5">
            <text:p>mantto/editevent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Even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string" table:style-name="ce5">
            <text:p>mantto/delevent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Evento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6" table:style-name="ce9">
            <text:p>96</text:p>
          </table:table-cell>
          <table:table-cell office:value-type="string" table:style-name="ce5">
            <text:p>mantto/addevent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EventDoc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string" table:style-name="ce5">
            <text:p>mantto/delevent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delEventDoc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string" table:style-name="ce5">
            <text:p>mantto/addgrupounidad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Grupo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string" table:style-name="ce5">
            <text:p>mantto/savemantto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saveEditR</text:p>
          </table:table-cell>
          <table:table-cell office:value-type="string" table:style-name="ce1">
            <text:p>man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2</text:p>
          </table:table-cell>
          <table:table-cell table:number-columns-repeated="16375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string" table:style-name="ce5">
            <text:p>unidad/v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101" table:style-name="ce9">
            <text:p>101</text:p>
          </table:table-cell>
          <table:table-cell office:value-type="string" table:style-name="ce5">
            <text:p>unidad/ve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102" table:style-name="ce9">
            <text:p>102</text:p>
          </table:table-cell>
          <table:table-cell office:value-type="string" table:style-name="ce5">
            <text:p>unidad/editari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3" table:style-name="ce9">
            <text:p>103</text:p>
          </table:table-cell>
          <table:table-cell office:value-type="string" table:style-name="ce5">
            <text:p>unidad/editar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string" table:style-name="ce5">
            <text:p>unidad/addpeog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aveEditPeog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5" table:style-name="ce9">
            <text:p>105</text:p>
          </table:table-cell>
          <table:table-cell office:value-type="string" table:style-name="ce5">
            <text:p>unidad/add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aveEditDoc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6" table:style-name="ce9">
            <text:p>106</text:p>
          </table:table-cell>
          <table:table-cell office:value-type="string" table:style-name="ce1">
            <text:p>unidad/addgrup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aveEditGrup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7" table:style-name="ce9">
            <text:p>107</text:p>
          </table:table-cell>
          <table:table-cell office:value-type="string" table:style-name="ce5">
            <text:p>unidad/delpeog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delPeog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8" table:style-name="ce9">
            <text:p>108</text:p>
          </table:table-cell>
          <table:table-cell office:value-type="string" table:style-name="ce5">
            <text:p>unidad/deld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delDoc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09" table:style-name="ce9">
            <text:p>109</text:p>
          </table:table-cell>
          <table:table-cell office:value-type="string" table:style-name="ce5">
            <text:p>unidad/delgrupo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delGrup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0" table:style-name="ce9">
            <text:p>110</text:p>
          </table:table-cell>
          <table:table-cell office:value-type="string" table:style-name="ce5">
            <text:p>unidad/nuevo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1" table:style-name="ce9">
            <text:p>111</text:p>
          </table:table-cell>
          <table:table-cell office:value-type="string" table:style-name="ce5">
            <text:p>unidad/borra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3">
          <table:table-cell office:value-type="float" office:value="112" table:style-name="ce9">
            <text:p>112</text:p>
          </table:table-cell>
          <table:table-cell office:value-type="string" table:style-name="ce5">
            <text:p>grupounidad/ve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113" table:style-name="ce9">
            <text:p>113</text:p>
          </table:table-cell>
          <table:table-cell office:value-type="string" table:style-name="ce5">
            <text:p>grupounidad/veri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veri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1</text:p>
          </table:table-cell>
          <table:table-cell table:number-columns-repeated="16375"/>
        </table:table-row>
        <table:table-row table:style-name="ro1">
          <table:table-cell office:value-type="float" office:value="114" table:style-name="ce9">
            <text:p>114</text:p>
          </table:table-cell>
          <table:table-cell office:value-type="string" table:style-name="ce5">
            <text:p>grupounidad/editari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editari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5" table:style-name="ce9">
            <text:p>115</text:p>
          </table:table-cell>
          <table:table-cell office:value-type="string" table:style-name="ce5">
            <text:p>grupounidad/editari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saveEdit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6" table:style-name="ce9">
            <text:p>116</text:p>
          </table:table-cell>
          <table:table-cell office:value-type="string" table:style-name="ce5">
            <text:p>grupounidad/addunidad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addUnidad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7" table:style-name="ce9">
            <text:p>117</text:p>
          </table:table-cell>
          <table:table-cell office:value-type="string" table:style-name="ce5">
            <text:p>grupounidad/delunidad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delUnidad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8" table:style-name="ce9">
            <text:p>118</text:p>
          </table:table-cell>
          <table:table-cell office:value-type="string" table:style-name="ce5">
            <text:p>grupounidad/borrar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borrar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19" table:style-name="ce9">
            <text:p>119</text:p>
          </table:table-cell>
          <table:table-cell office:value-type="string" table:style-name="ce5">
            <text:p>grupounidad/nuevo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Grupounidad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grupoun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3</text:p>
          </table:table-cell>
          <table:table-cell table:number-columns-repeated="16375"/>
        </table:table-row>
        <table:table-row table:style-name="ro1">
          <table:table-cell office:value-type="float" office:value="120" table:style-name="ce9">
            <text:p>120</text:p>
          </table:table-cell>
          <table:table-cell office:value-type="string" table:style-name="ce5">
            <text:p>usuario/registra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gistro</text:p>
          </table:table-cell>
          <table:table-cell office:value-type="string" table:style-name="ce5">
            <text:p>registrationForm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/>
        </table:table-row>
        <table:table-row table:style-name="ro1">
          <table:table-cell office:value-type="float" office:value="121" table:style-name="ce9">
            <text:p>121</text:p>
          </table:table-cell>
          <table:table-cell office:value-type="string" table:style-name="ce5">
            <text:p>usuario/registrar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Registro</text:p>
          </table:table-cell>
          <table:table-cell office:value-type="string" table:style-name="ce5">
            <text:p>registerUser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/>
        </table:table-row>
        <table:table-row table:style-name="ro1">
          <table:table-cell office:value-type="float" office:value="122" table:style-name="ce9">
            <text:p>122</text:p>
          </table:table-cell>
          <table:table-cell office:value-type="string" table:style-name="ce5">
            <text:p>usuario/success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gistro</text:p>
          </table:table-cell>
          <table:table-cell office:value-type="string" table:style-name="ce1">
            <text:p>success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float" office:value="123" table:style-name="ce9">
            <text:p>123</text:p>
          </table:table-cell>
          <table:table-cell office:value-type="string" table:style-name="ce5">
            <text:p>usuario/permisos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gistro</text:p>
          </table:table-cell>
          <table:table-cell office:value-type="string" table:style-name="ce1">
            <text:p>permissions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/>
        </table:table-row>
        <table:table-row table:style-name="ro1">
          <table:table-cell office:value-type="float" office:value="124" table:style-name="ce9">
            <text:p>124</text:p>
          </table:table-cell>
          <table:table-cell office:value-type="string" table:style-name="ce5">
            <text:p>usuario/permisos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Registro</text:p>
          </table:table-cell>
          <table:table-cell office:value-type="string" table:style-name="ce1">
            <text:p>savePermissions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/>
        </table:table-row>
        <table:table-row table:style-name="ro1">
          <table:table-cell office:value-type="float" office:value="125" table:style-name="ce9">
            <text:p>125</text:p>
          </table:table-cell>
          <table:table-cell office:value-type="string" table:style-name="ce5">
            <text:p>usuario/lista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gistro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/>
        </table:table-row>
        <table:table-row table:style-name="ro1">
          <table:table-cell office:value-type="float" office:value="126" table:style-name="ce9">
            <text:p>126</text:p>
          </table:table-cell>
          <table:table-cell office:value-type="string" table:style-name="ce5">
            <text:p>usuario/borar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Registro</text:p>
          </table:table-cell>
          <table:table-cell office:value-type="string" table:style-name="ce1">
            <text:p>deleteUser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/>
        </table:table-row>
        <table:table-row table:style-name="ro1">
          <table:table-cell office:value-type="float" office:value="127" table:style-name="ce9">
            <text:p>127</text:p>
          </table:table-cell>
          <table:table-cell office:value-type="string" table:style-name="ce5">
            <text:p>usuario/modifica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Registro</text:p>
          </table:table-cell>
          <table:table-cell office:value-type="string" table:style-name="ce1">
            <text:p>modform</text:p>
          </table:table-cell>
          <table:table-cell office:value-type="string" table:style-name="ce1">
            <text:p>usua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PERMISO_6</text:p>
          </table:table-cell>
          <table:table-cell table:number-columns-repeated="16375" table:style-name="ce1"/>
        </table:table-row>
        <table:table-row table:style-name="ro1">
          <table:table-cell office:value-type="float" office:value="128" table:style-name="ce9">
            <text:p>128</text:p>
          </table:table-cell>
          <table:table-cell office:value-type="string" table:style-name="ce5">
            <text:p>login/erro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29" table:style-name="ce9">
            <text:p>129</text:p>
          </table:table-cell>
          <table:table-cell office:value-type="string" table:style-name="ce5">
            <text:p>login/permissionserror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Login</text:p>
          </table:table-cell>
          <table:table-cell office:value-type="string" table:style-name="ce5">
            <text:p>permissionsErro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30" table:style-name="ce9">
            <text:p>130</text:p>
          </table:table-cell>
          <table:table-cell office:value-type="string" table:style-name="ce5">
            <text:p>login/success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ve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31" table:style-name="ce9">
            <text:p>131</text:p>
          </table:table-cell>
          <table:table-cell office:value-type="string" table:style-name="ce5">
            <text:p>logout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32" table:style-name="ce9">
            <text:p>132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GE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loginForm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1">
          <table:table-cell office:value-type="float" office:value="133" table:style-name="ce9">
            <text:p>133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POS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processLogi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6" table:style-name="ce1"/>
        </table:table-row>
        <table:table-row table:number-rows-repeated="1048441" table:style-name="ro1">
          <table:table-cell table:number-columns-repeated="16384"/>
        </table:table-row>
      </table:table>
      <table:table table:name="Problemas_Registrados" table:style-name="ta1"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7">
            <text:p>Issue</text:p>
          </table:table-cell>
          <table:table-cell office:value-type="string" table:style-name="ce7">
            <text:p>Branch</text:p>
          </table:table-cell>
          <table:table-cell office:value-type="string" table:style-name="ce7">
            <text:p>Nombre</text:p>
          </table:table-cell>
          <table:table-cell office:value-type="string" table:style-name="ce7">
            <text:p>Estado</text:p>
          </table:table-cell>
          <table:table-cell office:value-type="string" table:style-name="ce7">
            <text:p>Responsables</text:p>
          </table:table-cell>
          <table:table-cell office:value-type="string" table:style-name="ce7">
            <text:p>Descripción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juste SismaedRoutes.php</text:p>
          </table:table-cell>
          <table:table-cell office:value-type="string" table:style-name="ce1">
            <text:p>Pendiente</text:p>
          </table:table-cell>
          <table:table-cell office:value-type="string" table:style-name="ce1">
            <text:p>No Asiganado</text:p>
          </table:table-cell>
          <table:table-cell office:value-type="string" table:style-name="ce1">
            <text:p>Es necesario actualizar las variables privadas como Tablas, hacer revisión de que solo las claves ajax, loging y permissions solo aparescan en caso de ser true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juste de Nombres a estandares</text:p>
          </table:table-cell>
          <table:table-cell office:value-type="string" table:style-name="ce1">
            <text:p>Pendiente</text:p>
          </table:table-cell>
          <table:table-cell office:value-type="string" table:style-name="ce1">
            <text:p>No Asiganado</text:p>
          </table:table-cell>
          <table:table-cell office:value-type="string" table:style-name="ce1">
            <text:p>Hacer consistentes los nombres de los controladores, sismaedroutes y los templates tomand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Hoja3" table:style-name="ta1">
        <table:table-column table:style-name="co3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ntendencia</meta:initial-creator>
    <dc:creator>Nelida Victoria Pinto Leal</dc:creator>
    <meta:creation-date>2020-10-02T13:17:32Z</meta:creation-date>
    <dc:date>2020-10-05T01:12:44Z</dc:date>
    <meta:editing-cycles>4</meta:editing-cycles>
    <meta:editing-duration>PT22777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